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148"/>
    </style:style>
    <style:style style:name="T1" style:family="text">
      <style:text-properties officeooo:rsid="0009ee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oiceRecipient:<text:tab/>[InvoiceRecipient]</text:p>
      <text:p text:style-name="P1"><text:span text:style-name="T1">Street:<text:tab/><text:tab/><text:tab/>[</text:span>Street]</text:p>
      <text:p text:style-name="P1">Place:<text:tab/><text:tab/><text:tab/>[Place]</text:p>
      <text:p text:style-name="P1">Date:<text:tab/><text:tab/><text:tab/>[Date]</text:p>
      <text:p text:style-name="P1">Amount:<text:tab/><text:tab/>[Amount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5:50:43.340467478</meta:creation-date>
    <dc:date>2024-07-01T15:53:38.998127176</dc:date>
    <meta:editing-duration>PT1M40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" meta:paragraph-count="5" meta:word-count="10" meta:character-count="101" meta:non-whitespace-character-count="89"/>
  </office:meta>
</office:document-meta>
</file>